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0665b"/>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0665b" officeooo:paragraph-rsid="0000665b"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0665b" officeooo:paragraph-rsid="0000665b"/>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0665b" officeooo:paragraph-rsid="0000665b"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00665b"/>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0665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Assignment 08.10 ArrayLists I</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purpose: Calculate yearly CO2 emissions from electricity 8.10</text:p>
        <text:p text:style-name="P9"><text:s/>*</text:p>
        <text:p text:style-name="P9"><text:s/>* @author: Josiah Kowalski</text:p>
        <text:p text:style-name="P9"><text:s/>* @version: 1/6/20</text:p>
        <text:p text:style-name="P9"><text:s/>*/</text:p>
        <text:p text:style-name="P9">import java.util.ArrayList</text:p>
        <text:p text:style-name="P9">public class CO2FromElectricityTester</text:p>
        <text:p text:style-name="P9"/>
        <text:p text:style-name="P9"><text:s text:c="3"/>public static void main(String[] args)</text:p>
        <text:p text:style-name="P9"><text:s text:c="3"/></text:p>
        <text:p text:style-name="P9"><text:s text:c="7"/><text:tab/>CO2FromElectricity CO2 = new CO2FromElectricity()</text:p>
        <text:p text:style-name="P9"/>
        <text:p text:style-name="P9"><text:s text:c="7"/><text:tab/>ArrayList&lt;Double&gt; monthlyBill = new ArrayList&lt;Double&gt;(3)</text:p>
        <text:p text:style-name="P9"><text:s text:c="7"/><text:tab/>ArrayList&lt;Double&gt; monthlyPrice = new ArrayList&lt;Double&gt;(3)</text:p>
        <text:p text:style-name="P9"/>
        <text:p text:style-name="P9"><text:s text:c="9"/>double[] billArray = 209.60, 249.68, 222.59</text:p>
        <text:p text:style-name="P9"><text:s text:c="9"/>double[] priceArray = (209.60 / 2464), (249.68 / 2948), (222.59 / 2621)</text:p>
        <text:p text:style-name="P9"><text:s text:c="9"/></text:p>
        <text:p text:style-name="P9"><text:s text:c="9"/>for (int i = 0 i &lt; billArray.length i++) </text:p>
        <text:p text:style-name="P9"><text:s text:c="9"/></text:p>
        <text:p text:style-name="P9"><text:s text:c="12"/>monthlyBill.add(i, billArray[i])</text:p>
        <text:p text:style-name="P9"><text:soft-page-break/><text:s text:c="9"/></text:p>
        <text:p text:style-name="P9"><text:s text:c="3"/></text:p>
        <text:p text:style-name="P9"><text:s text:c="9"/>for (int i = 0 i &lt; billArray.length i++) </text:p>
        <text:p text:style-name="P9"><text:s text:c="9"/></text:p>
        <text:p text:style-name="P9"><text:s text:c="12"/>monthlyPrice.add(i, priceArray[i])</text:p>
        <text:p text:style-name="P9"><text:s text:c="9"/></text:p>
        <text:p text:style-name="P9"/>
        <text:p text:style-name="P9"><text:s text:c="7"/>double avgBill = CO2.calcAverageBill(monthlyBill)</text:p>
        <text:p text:style-name="P9"><text:s text:c="7"/>double avgPrice = CO2.calcAveragePrice(monthlyPrice)</text:p>
        <text:p text:style-name="P9"><text:s text:c="7"/>double emissions = CO2.calcElectricityCO2(avgBill, avgPrice)</text:p>
        <text:p text:style-name="P9"/>
        <text:p text:style-name="P9"><text:s text:c="7"/>System.out.printf("Average Monthly Electricity Bill: %6.2f%n", avgBill)</text:p>
        <text:p text:style-name="P9"><text:s text:c="7"/>System.out.printf("Average Monthly Electricity Price: %4.2f%n", avgPrice)</text:p>
        <text:p text:style-name="P9"><text:s text:c="7"/>System.out.printf("Annual CO2 Emissions from Electricity Usage: <text:s text:c="2"/>%7.1f pounds%n", emissions)</text:p>
        <text:p text:style-name="P9"><text:s text:c="3"/></text:p>
        <text:p text:style-name="P9"/>
        <text:p text:style-name="P9"/>
        <text:p text:style-name="P9"/>
        <text:p text:style-name="P9">/**</text:p>
        <text:p text:style-name="P9"><text:s/>* @purpose: Calculate yearly CO2 emissions from electricity (8.10)</text:p>
        <text:p text:style-name="P9"><text:s/>*</text:p>
        <text:p text:style-name="P9"><text:s/>* @author: Josiah Kowalski</text:p>
        <text:p text:style-name="P9"><text:s/>* @version: 1/6/20</text:p>
        <text:p text:style-name="P9"><text:s/>*/</text:p>
        <text:p text:style-name="P9">import java.util.ArrayList</text:p>
        <text:p text:style-name="P9"><text:soft-page-break/>public class CO2FromElectricity</text:p>
        <text:p text:style-name="P9"/>
        <text:p text:style-name="P9"/>
        <text:p text:style-name="P9"><text:s text:c="3"/>CO2FromElectricity()</text:p>
        <text:p text:style-name="P9"><text:s text:c="3"/></text:p>
        <text:p text:style-name="P9"/>
        <text:p text:style-name="P9"><text:s text:c="5"/>/**</text:p>
        <text:p text:style-name="P9"><text:tab/> * A mutator method to calculate the average monthly electricity bill.</text:p>
        <text:p text:style-name="P9"><text:tab/> * @param monthlyBill an ArrayList containing the monthly bills for home electricity use.</text:p>
        <text:p text:style-name="P9"><text:tab/> * @return The average monthly electricity bill.</text:p>
        <text:p text:style-name="P9"><text:tab/> */</text:p>
        <text:p text:style-name="P9"><text:tab/>public double calcAverageBill(ArrayList&lt;Double&gt; monthlyBill) </text:p>
        <text:p text:style-name="P9"><text:tab/></text:p>
        <text:p text:style-name="P9"><text:tab/><text:tab/>double sum = 0.0</text:p>
        <text:p text:style-name="P9"><text:tab/><text:tab/>double average = 0.0</text:p>
        <text:p text:style-name="P9"><text:tab/><text:tab/>for (double bill : monthlyBill) </text:p>
        <text:p text:style-name="P9"><text:tab/><text:tab/></text:p>
        <text:p text:style-name="P9"><text:tab/><text:tab/><text:tab/>sum += bill</text:p>
        <text:p text:style-name="P9"><text:tab/><text:tab/></text:p>
        <text:p text:style-name="P9"><text:tab/><text:tab/>average = sum / monthlyBill.size()</text:p>
        <text:p text:style-name="P9"><text:tab/><text:tab/>return average</text:p>
        <text:p text:style-name="P9"><text:tab/></text:p>
        <text:p text:style-name="P9"/>
        <text:p text:style-name="P9"><text:tab/>/**</text:p>
        <text:p text:style-name="P9"><text:tab/> * A mutator method to calculate the average monthly price of electricity.</text:p>
        <text:p text:style-name="P9"><text:soft-page-break/><text:tab/> * @param monthlyPrice an ArrayList containing the monthly prices for home electricity use.</text:p>
        <text:p text:style-name="P9"><text:tab/> * @return The average monthly price for electricity,</text:p>
        <text:p text:style-name="P9"><text:tab/> */</text:p>
        <text:p text:style-name="P9"><text:tab/>public double calcAveragePrice(ArrayList&lt;Double&gt; monthlyPrice) </text:p>
        <text:p text:style-name="P9"><text:tab/></text:p>
        <text:p text:style-name="P9"><text:tab/><text:tab/>double sum = 0.0</text:p>
        <text:p text:style-name="P9"><text:tab/><text:tab/>double average = 0.0</text:p>
        <text:p text:style-name="P9"><text:tab/><text:tab/>for (double bill : monthlyPrice) </text:p>
        <text:p text:style-name="P9"><text:tab/><text:tab/></text:p>
        <text:p text:style-name="P9"><text:tab/><text:tab/><text:tab/>sum += bill</text:p>
        <text:p text:style-name="P9"><text:tab/><text:tab/></text:p>
        <text:p text:style-name="P9"><text:tab/><text:tab/>average = sum / monthlyPrice.size()</text:p>
        <text:p text:style-name="P9"><text:tab/><text:tab/>return average</text:p>
        <text:p text:style-name="P9"><text:tab/></text:p>
        <text:p text:style-name="P9"/>
        <text:p text:style-name="P9"><text:tab/>/**</text:p>
        <text:p text:style-name="P9"><text:tab/> * A mutator method to calculate the CO2 emissions produced.</text:p>
        <text:p text:style-name="P9"><text:tab/> * @param avgBill the average monthly bill for home electricity usage.</text:p>
        <text:p text:style-name="P9"><text:tab/> * @param avgPrice the average monthly price for home electricity usage.</text:p>
        <text:p text:style-name="P9"><text:tab/> * @return The annual amount of CO2 emissions produced.</text:p>
        <text:p text:style-name="P9"><text:tab/> */</text:p>
        <text:p text:style-name="P9"><text:tab/>public double calcElectricityCO2(double avgBill, double avgPrice) </text:p>
        <text:p text:style-name="P9"><text:tab/></text:p>
        <text:p text:style-name="P9"><text:tab/><text:tab/>double emissions = (avgBill / avgPrice) * 1.37 * 12</text:p>
        <text:p text:style-name="P9"><text:tab/><text:tab/>return emissions</text:p>
        <text:p text:style-name="P9"><text:soft-page-break/><text:s text:c="3"/><text:tab/></text:p>
        <text:p text:style-name="P9"/>
        <text:p text:style-name="P9"/>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purpose: Calculate yearly CO2 emissions from electricity 8.10</text:p>
        <text:p text:style-name="P3"><text:s/>*</text:p>
        <text:p text:style-name="P3"><text:s/>* @author: Josiah Kowalski</text:p>
        <text:p text:style-name="P3"><text:s/>* @version: 1/6/20</text:p>
        <text:p text:style-name="P3"><text:s/>*/</text:p>
        <text:p text:style-name="P3">import java.util.ArrayList;</text:p>
        <text:p text:style-name="P3">public class CO2FromElectricityTester</text:p>
        <text:p text:style-name="P3">{</text:p>
        <text:p text:style-name="P3"><text:s text:c="3"/>public static void main(String[] args)</text:p>
        <text:p text:style-name="P3"><text:s text:c="3"/>{</text:p>
        <text:p text:style-name="P3"><text:s text:c="7"/><text:tab/>CO2FromElectricity CO2 = new CO2FromElectricity();</text:p>
        <text:p text:style-name="P3"/>
        <text:p text:style-name="P3"><text:s text:c="7"/><text:tab/>ArrayList&lt;Double&gt; monthlyBill = new ArrayList&lt;Double&gt;(3);</text:p>
        <text:p text:style-name="P3"><text:s text:c="7"/><text:tab/>ArrayList&lt;Double&gt; monthlyPrice = new ArrayList&lt;Double&gt;(3);</text:p>
        <text:p text:style-name="P3"/>
        <text:p text:style-name="P3"><text:s text:c="9"/>double[] billArray = {209.60, 249.68, 222.59};</text:p>
        <text:p text:style-name="P3"><text:s text:c="9"/>double[] priceArray = {(209.60 / 2464), (249.68 / 2948), (222.59 / 2621)};</text:p>
        <text:p text:style-name="P3"><text:s text:c="9"/></text:p>
        <text:p text:style-name="P3"><text:s text:c="9"/>for (int i = 0; i &lt; billArray.length; i++) </text:p>
        <text:p text:style-name="P3"><text:s text:c="9"/>{</text:p>
        <text:p text:style-name="P3"><text:s text:c="12"/>monthlyBill.add(i, billArray[i]);</text:p>
        <text:p text:style-name="P3"><text:s text:c="9"/>}</text:p>
        <text:p text:style-name="P3"><text:s text:c="3"/></text:p>
        <text:p text:style-name="P3"><text:soft-page-break/><text:s text:c="9"/>for (int i = 0; i &lt; billArray.length; i++) </text:p>
        <text:p text:style-name="P3"><text:s text:c="9"/>{</text:p>
        <text:p text:style-name="P3"><text:s text:c="12"/>monthlyPrice.add(i, priceArray[i]);</text:p>
        <text:p text:style-name="P3"><text:s text:c="9"/>}</text:p>
        <text:p text:style-name="P3"/>
        <text:p text:style-name="P3"><text:s text:c="7"/>double avgBill = CO2.calcAverageBill(monthlyBill);</text:p>
        <text:p text:style-name="P3"><text:s text:c="7"/>double avgPrice = CO2.calcAveragePrice(monthlyPrice);</text:p>
        <text:p text:style-name="P3"><text:s text:c="7"/>double emissions = CO2.calcElectricityCO2(avgBill, avgPrice);</text:p>
        <text:p text:style-name="P3"/>
        <text:p text:style-name="P3"><text:s text:c="7"/>System.out.printf("Average Monthly Electricity Bill: %6.2f%n", avgBill);</text:p>
        <text:p text:style-name="P3"><text:s text:c="7"/>System.out.printf("Average Monthly Electricity Price: %4.2f%n", avgPrice);</text:p>
        <text:p text:style-name="P3"><text:s text:c="7"/>System.out.printf("Annual CO2 Emissions from Electricity Usage: <text:s text:c="2"/>%7.1f pounds%n", emissions);</text:p>
        <text:p text:style-name="P3"><text:s text:c="3"/>}</text:p>
        <text:p text:style-name="P3">}</text:p>
        <text:p text:style-name="P3"/>
        <text:p text:style-name="P3"/>
        <text:p text:style-name="P3"/>
        <text:p text:style-name="P3">/**</text:p>
        <text:p text:style-name="P3"><text:s/>* @purpose: Calculate yearly CO2 emissions from electricity (8.10)</text:p>
        <text:p text:style-name="P3"><text:s/>*</text:p>
        <text:p text:style-name="P3"><text:s/>* @author: Josiah Kowalski</text:p>
        <text:p text:style-name="P3"><text:s/>* @version: 1/6/20</text:p>
        <text:p text:style-name="P3"><text:s/>*/</text:p>
        <text:p text:style-name="P3">import java.util.ArrayList;</text:p>
        <text:p text:style-name="P3">public class CO2FromElectricity</text:p>
        <text:p text:style-name="P3"/>
        <text:p text:style-name="P3">{</text:p>
        <text:p text:style-name="P3"><text:s text:c="3"/>CO2FromElectricity()</text:p>
        <text:p text:style-name="P3"><text:s text:c="3"/>{}</text:p>
        <text:p text:style-name="P3"/>
        <text:p text:style-name="P3"><text:s text:c="5"/>/**</text:p>
        <text:p text:style-name="P3"><text:tab/> * A mutator method to calculate the average monthly electricity bill.</text:p>
        <text:p text:style-name="P3"><text:tab/> * @param monthlyBill an ArrayList containing the monthly bills for home electricity use.</text:p>
        <text:p text:style-name="P3"><text:tab/> * @return The average monthly electricity bill.</text:p>
        <text:p text:style-name="P3"><text:tab/> */</text:p>
        <text:p text:style-name="P3"><text:tab/>public double calcAverageBill(ArrayList&lt;Double&gt; monthlyBill) </text:p>
        <text:p text:style-name="P3"><text:soft-page-break/><text:tab/>{</text:p>
        <text:p text:style-name="P3"><text:tab/><text:tab/>double sum = 0.0;</text:p>
        <text:p text:style-name="P3"><text:tab/><text:tab/>double average = 0.0;</text:p>
        <text:p text:style-name="P3"><text:tab/><text:tab/>for (double bill : monthlyBill) </text:p>
        <text:p text:style-name="P3"><text:tab/><text:tab/>{</text:p>
        <text:p text:style-name="P3"><text:tab/><text:tab/><text:tab/>sum += bill;</text:p>
        <text:p text:style-name="P3"><text:tab/><text:tab/>}</text:p>
        <text:p text:style-name="P3"><text:tab/><text:tab/>average = sum / monthlyBill.size();</text:p>
        <text:p text:style-name="P3"><text:tab/><text:tab/>return average;</text:p>
        <text:p text:style-name="P3"><text:tab/>}</text:p>
        <text:p text:style-name="P3"/>
        <text:p text:style-name="P3"><text:tab/>/**</text:p>
        <text:p text:style-name="P3"><text:tab/> * A mutator method to calculate the average monthly price of electricity.</text:p>
        <text:p text:style-name="P3"><text:tab/> * @param monthlyPrice an ArrayList containing the monthly prices for home electricity use.</text:p>
        <text:p text:style-name="P3"><text:tab/> * @return The average monthly price for electricity,</text:p>
        <text:p text:style-name="P3"><text:tab/> */</text:p>
        <text:p text:style-name="P3"><text:tab/>public double calcAveragePrice(ArrayList&lt;Double&gt; monthlyPrice) </text:p>
        <text:p text:style-name="P3"><text:tab/>{</text:p>
        <text:p text:style-name="P3"><text:tab/><text:tab/>double sum = 0.0;</text:p>
        <text:p text:style-name="P3"><text:tab/><text:tab/>double average = 0.0;</text:p>
        <text:p text:style-name="P3"><text:tab/><text:tab/>for (double bill : monthlyPrice) </text:p>
        <text:p text:style-name="P3"><text:tab/><text:tab/>{</text:p>
        <text:p text:style-name="P3"><text:tab/><text:tab/><text:tab/>sum += bill;</text:p>
        <text:p text:style-name="P3"><text:tab/><text:tab/>}</text:p>
        <text:p text:style-name="P3"><text:tab/><text:tab/>average = sum / monthlyPrice.size();</text:p>
        <text:p text:style-name="P3"><text:tab/><text:tab/>return average;</text:p>
        <text:p text:style-name="P3"><text:tab/>}</text:p>
        <text:p text:style-name="P3"/>
        <text:p text:style-name="P3"><text:tab/>/**</text:p>
        <text:p text:style-name="P3"><text:tab/> * A mutator method to calculate the CO2 emissions produced.</text:p>
        <text:p text:style-name="P3"><text:tab/> * @param avgBill the average monthly bill for home electricity usage.</text:p>
        <text:p text:style-name="P3"><text:tab/> * @param avgPrice the average monthly price for home electricity usage.</text:p>
        <text:p text:style-name="P3"><text:tab/> * @return The annual amount of CO2 emissions produced.</text:p>
        <text:p text:style-name="P3"><text:tab/> */</text:p>
        <text:p text:style-name="P3"><text:tab/>public double calcElectricityCO2(double avgBill, double avgPrice) </text:p>
        <text:p text:style-name="P3"><text:tab/>{</text:p>
        <text:p text:style-name="P3"><text:soft-page-break/><text:tab/><text:tab/>double emissions = (avgBill / avgPrice) * 1.37 * 12;</text:p>
        <text:p text:style-name="P3"><text:tab/><text:tab/>return emissions;</text:p>
        <text:p text:style-name="P3"><text:s text:c="3"/><text:tab/>}</text:p>
        <text:p text:style-name="P3">}</text:p>
        <text:p text:style-name="P3"/>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is to calculate yearly emissions from an electricity bill.</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d as an emissions calculator.</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I don’t think I ran into any problems.</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be able to use array lists.</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6T11:53:16.612474236</dc:date>
    <meta:editing-cycles>9</meta:editing-cycles>
    <meta:editing-duration>PT5M22S</meta:editing-duration>
    <meta:document-statistic meta:table-count="1" meta:image-count="0" meta:object-count="0" meta:page-count="8" meta:paragraph-count="193" meta:word-count="881" meta:character-count="6683" meta:non-whitespace-character-count="5360"/>
    <meta:generator>LibreOffice/5.2.7.2$Linux_AARCH64 LibreOffice_project/20m0$Build-2</meta:generator>
    <meta:user-defined meta:name="Company">FLVS</meta:user-defined>
    <meta:user-defined meta:name="Operator">JOSIAH KOWALSKI</meta:user-defined>
  </office:meta>
</office:document-meta>
</file>